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64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7.14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3.473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fo:language="en" fo:country="US"/>
      <style:map style:condition="is-true-formula([Sheet1.$J2]&gt;COLUMN([Sheet1.C2])-3)" style:apply-style-name="Excel_CondFormat_1_1_1" style:base-cell-address="Sheet1.C2"/>
    </style:style>
    <style:style style:name="ce5" style:family="table-cell" style:parent-style-name="Default" style:data-style-name="N99">
      <style:text-properties fo:language="en" fo:country="US"/>
      <style:map style:condition="is-true-formula([Sheet1.$J2]&gt;COLUMN([Sheet1.C2])-3)" style:apply-style-name="Excel_CondFormat_1_1_1" style:base-cell-address="Sheet1.C2"/>
    </style:style>
    <style:style style:name="ce6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fo:font-size="10pt" fo:language="en" fo:country="US" fo:font-style="italic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8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42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7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office:value-type="float" office:value="6">
            <text:p>6</text:p>
          </table:table-cell>
          <table:table-cell table:formula="oooc:=PRODUCT([.C2:.E2])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PRODUCT (does not support blanks!)</text:p>
          </table:table-cell>
          <table:table-cell office:value-type="string">
            <text:p>PRODUCT</text:p>
          </table:table-cell>
          <table:table-cell table:number-columns-repeated="244"/>
        </table:table-row>
        <table:table-row table:style-name="ro2">
          <table:table-cell office:value-type="float" office:value="120">
            <text:p>120</text:p>
          </table:table-cell>
          <table:table-cell table:formula="oooc:=PRODUCT([.C3:.E3])" office:value-type="float" office:value="120">
            <text:p>1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720">
            <text:p>720</text:p>
          </table:table-cell>
          <table:table-cell table:formula="oooc:=PRODUCT([.C5:.E6])" office:value-type="float" office:value="720">
            <text:p>7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4400">
            <text:p>14400</text:p>
          </table:table-cell>
          <table:table-cell table:formula="oooc:=PRODUCT([.C6:.E6])^2" office:value-type="float" office:value="14400">
            <office:annotation draw:style-name="gr1" draw:text-style-name="P1" svg:width="1.787cm" svg:height="2cm" svg:x="10.657cm" svg:y="1.229cm" draw:caption-point-x="-10.657cm" draw:caption-point-y="-1.229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1440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PRODUCT([.C8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PRODUCT([.C9])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PRODUCT([.C11];[.D11])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0">
            <text:p>20</text:p>
          </table:table-cell>
          <table:table-cell table:formula="oooc:=PRODUCT([.C12];[.D12])"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6">
            <text:p>6</text:p>
          </table:table-cell>
          <table:table-cell table:formula="oooc:=PRODUCT([.C14];[.D14];[.E14])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20">
            <text:p>120</text:p>
          </table:table-cell>
          <table:table-cell table:formula="oooc:=PRODUCT([.C15];[.D15];[.E15])" office:value-type="float" office:value="120">
            <text:p>1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70">
            <text:p>70</text:p>
          </table:table-cell>
          <table:table-cell table:formula="oooc:=PRODUCT([.C17];[.G17];[.D17];[.I17])" office:value-type="float" office:value="70">
            <text:p>7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126">
            <text:p>126</text:p>
          </table:table-cell>
          <table:table-cell table:formula="oooc:=PRODUCT([.C18];[.G18];[.D18];[.I18])" office:value-type="float" office:value="126">
            <text:p>12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4">
            <text:p>4</text:p>
          </table:table-cell>
          <table:table-cell table:formula="oooc:=PRODUCT([.D20];[.C20];[.C20];[.D20])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400">
            <text:p>400</text:p>
          </table:table-cell>
          <table:table-cell table:formula="oooc:=PRODUCT([.D21];[.C21];[.C21];[.D21])" office:value-type="float" office:value="400">
            <text:p>40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20">
            <text:p>120</text:p>
          </table:table-cell>
          <table:table-cell table:formula="oooc:=PRODUCT(ProductRange)" office:value-type="float" office:value="120">
            <text:p>1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formula="oooc:=PRODUCT([.C24:.E24])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10">
            <text:p>210</text:p>
          </table:table-cell>
          <table:table-cell table:formula="oooc:=PRODUCT([.C26:.E26];[.G26];[.I26])" office:value-type="float" office:value="210">
            <text:p>21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0240">
            <text:p>30240</text:p>
          </table:table-cell>
          <table:table-cell table:formula="oooc:=PRODUCT([.C27:.E27];[.G27];[.I27])" office:value-type="float" office:value="30240">
            <text:p>3024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4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3">
            <text:p>3</text:p>
          </table:table-cell>
          <table:table-cell table:formula="oooc:=COUNT([.C29:.E29])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COUNT (does not support blanks!)</text:p>
          </table:table-cell>
          <table:table-cell office:value-type="string">
            <text:p>COUNT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COUNT([.C30:.E30])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6">
            <text:p>6</text:p>
          </table:table-cell>
          <table:table-cell table:formula="oooc:=COUNT([.C32:.E33])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formula="oooc:=COUNT([.C33:.E33])*2" office:value-type="float" office:value="6">
            <office:annotation draw:style-name="gr1" draw:text-style-name="P1" svg:width="1.786cm" svg:height="2.005cm" svg:x="6.026cm" svg:y="14.761cm" draw:caption-point-x="-6.026cm" draw:caption-point-y="-14.761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COUNT([.C35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OUNT([.C36])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COUNT([.C38];[.D38])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COUNT([.C39];[.D39])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3">
            <text:p>3</text:p>
          </table:table-cell>
          <table:table-cell table:formula="oooc:=COUNT([.C41];[.D41];[.E41])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COUNT([.C42];[.D42];[.E42])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4">
            <text:p>4</text:p>
          </table:table-cell>
          <table:table-cell table:formula="oooc:=COUNT([.C44];[.G44];[.D44];[.I44])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COUNT([.C45];[.G45];[.D45];[.I45])"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4">
            <text:p>4</text:p>
          </table:table-cell>
          <table:table-cell table:formula="oooc:=COUNT([.D47];[.C47];[.C47];[.D47])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COUNT([.D48];[.C48];[.C48];[.D48])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3">
            <text:p>3</text:p>
          </table:table-cell>
          <table:table-cell table:formula="oooc:=COUNT(CountRange)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COUNT([.C51:.E51])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5">
            <text:p>5</text:p>
          </table:table-cell>
          <table:table-cell table:formula="oooc:=COUNT([.C53:.E53];[.G53];[.I53])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COUNT([.C54:.E54];[.G54];[.I54])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4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3">
            <text:p>3</text:p>
          </table:table-cell>
          <table:table-cell table:formula="oooc:=COUNTA([.C56:.E56])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OUNTA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COUNTA([.C57:.E57])" office:value-type="float" office:value="3">
            <text:p>3</text:p>
          </table:table-cell>
          <table:table-cell table:style-name="ce5" office:value-type="boolean" office:boolean-value="false">
            <text:p>FALSE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Hello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AVERAGE([.C59:.E59])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AVERAGE (does not support blanks!)</text:p>
          </table:table-cell>
          <table:table-cell office:value-type="string">
            <text:p>AVERAGE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AVERAGE([.C60:.E60])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3.5">
            <text:p>3.5</text:p>
          </table:table-cell>
          <table:table-cell table:formula="oooc:=AVERAGE([.C62:.E63])" office:value-type="float" office:value="3.5">
            <text:p>3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AVERAGE([.C63:.E63];[.C63:.E63])" office:value-type="float" office:value="5">
            <office:annotation draw:style-name="gr1" draw:text-style-name="P1" svg:width="1.786cm" svg:height="2.005cm" svg:x="6.026cm" svg:y="28.433cm" draw:caption-point-x="-6.026cm" draw:caption-point-y="-28.433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AVERAGE([.C65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AVERAGE([.C66])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.5">
            <text:p>1.5</text:p>
          </table:table-cell>
          <table:table-cell table:formula="oooc:=AVERAGE([.C68];[.D68])" office:value-type="float" office:value="1.5">
            <text:p>1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4.5">
            <text:p>4.5</text:p>
          </table:table-cell>
          <table:table-cell table:formula="oooc:=AVERAGE([.C69];[.D69])" office:value-type="float" office:value="4.5">
            <text:p>4.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AVERAGE([.C71];[.D71];[.E71])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AVERAGE([.C72];[.D72];[.E72])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3.75">
            <text:p>3.75</text:p>
          </table:table-cell>
          <table:table-cell table:formula="oooc:=AVERAGE([.C74];[.G74];[.D74];[.I74])" office:value-type="float" office:value="3.75">
            <text:p>3.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.25">
            <text:p>4.25</text:p>
          </table:table-cell>
          <table:table-cell table:formula="oooc:=AVERAGE([.C75];[.G75];[.D75];[.I75])" office:value-type="float" office:value="4.25">
            <text:p>4.25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.5">
            <text:p>1.5</text:p>
          </table:table-cell>
          <table:table-cell table:formula="oooc:=AVERAGE([.D77];[.C77];[.C77];[.D77])" office:value-type="float" office:value="1.5">
            <text:p>1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4.5">
            <text:p>4.5</text:p>
          </table:table-cell>
          <table:table-cell table:formula="oooc:=AVERAGE([.D78];[.C78];[.C78];[.D78])" office:value-type="float" office:value="4.5">
            <text:p>4.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5">
            <text:p>5</text:p>
          </table:table-cell>
          <table:table-cell table:formula="oooc:=AVERAGE(AverageRange)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AVERAGE([.C81:.E81])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3.6">
            <text:p>3.6</text:p>
          </table:table-cell>
          <table:table-cell table:formula="oooc:=AVERAGE([.C83:.E83];[.G83];[.I83])" office:value-type="float" office:value="3.6">
            <text:p>3.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AVERAGE([.C84:.E84];[.G84];[.I84])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4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-1">
            <text:p>-1</text:p>
          </table:table-cell>
          <table:table-cell table:formula="oooc:=MIN([.C86:.E86])" office:value-type="float" office:value="-1">
            <text:p>-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1">
            <text:p>-1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MIN (does not support blanks!)</text:p>
          </table:table-cell>
          <table:table-cell office:value-type="string">
            <text:p>MIN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MIN([.C87:.E87])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IN([.C89:.E90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MIN([.C90:.E90])" office:value-type="float" office:value="4">
            <office:annotation draw:style-name="gr1" draw:text-style-name="P1" svg:width="1.786cm" svg:height="2.004cm" svg:x="6.026cm" svg:y="40.738cm" draw:caption-point-x="-6.026cm" draw:caption-point-y="-40.738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IN([.C92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MIN([.C93])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IN([.C95];[.D95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MIN([.C96];[.D96])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IN([.C98];[.D98];[.E98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-6">
            <text:p>-6</text:p>
          </table:table-cell>
          <table:table-cell table:formula="oooc:=MIN([.C99];[.D99];[.E99])" office:value-type="float" office:value="-6">
            <text:p>-6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5">
            <text:p>-5</text:p>
          </table:table-cell>
          <table:table-cell table:style-name="ce4" office:value-type="float" office:value="-6">
            <text:p>-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IN([.C101];[.G101];[.D101];[.I101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IN([.C102];[.G102];[.D102];[.I102])" office:value-type="float" office:value="1">
            <text:p>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IN([.D104];[.C104];[.C104];[.D104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MIN([.D105];[.C105];[.C105];[.D105])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4">
            <text:p>4</text:p>
          </table:table-cell>
          <table:table-cell table:formula="oooc:=MIN(MinRange)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IN([.C108:.E108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IN([.C110:.E110];[.G110];[.I110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formula="oooc:=MIN([.C111:.E111];[.G111];[.I111])"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4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MAX([.C113:.E113])" office:value-type="float" office:value="2">
            <text:p>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1">
            <text:p>-1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MAX (does not support blanks!)</text:p>
          </table:table-cell>
          <table:table-cell office:value-type="string">
            <text:p>MAX</text:p>
          </table:table-cell>
          <table:table-cell table:number-columns-repeated="244"/>
        </table:table-row>
        <table:table-row table:style-name="ro2">
          <table:table-cell office:value-type="float" office:value="6">
            <text:p>6</text:p>
          </table:table-cell>
          <table:table-cell table:formula="oooc:=MAX([.C114:.E114])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6">
            <text:p>6</text:p>
          </table:table-cell>
          <table:table-cell table:formula="oooc:=MAX([.C116:.E117])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formula="oooc:=MAX([.C117:.E117])" office:value-type="float" office:value="6">
            <office:annotation draw:style-name="gr1" draw:text-style-name="P1" svg:width="1.786cm" svg:height="2.005cm" svg:x="6.026cm" svg:y="53.042cm" draw:caption-point-x="-6.026cm" draw:caption-point-y="-53.042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AX([.C119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MAX([.C120])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MAX([.C122];[.D122])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MAX([.C123];[.D123])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3">
            <text:p>3</text:p>
          </table:table-cell>
          <table:table-cell table:formula="oooc:=MAX([.C125];[.D125];[.E125])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-4">
            <text:p>-4</text:p>
          </table:table-cell>
          <table:table-cell table:formula="oooc:=MAX([.C126];[.D126];[.E126])" office:value-type="float" office:value="-4">
            <text:p>-4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5">
            <text:p>-5</text:p>
          </table:table-cell>
          <table:table-cell table:style-name="ce4" office:value-type="float" office:value="-6">
            <text:p>-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7">
            <text:p>7</text:p>
          </table:table-cell>
          <table:table-cell table:formula="oooc:=MAX([.C128];[.G128];[.D128];[.I128])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MAX([.C129];[.G129];[.D129];[.I129])" office:value-type="float" office:value="7">
            <text:p>7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MAX([.D131];[.C131];[.C131];[.D131])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MAX([.D132];[.C132];[.C132];[.D132])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6">
            <text:p>6</text:p>
          </table:table-cell>
          <table:table-cell table:formula="oooc:=MAX(MaxRange)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AX([.C135:.E135])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7">
            <text:p>7</text:p>
          </table:table-cell>
          <table:table-cell table:formula="oooc:=MAX([.C137:.E137];[.G137];[.I137])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MAX([.C138:.E138];[.G138];[.I138])" office:value-type="float" office:value="10">
            <text:p>1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4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0">
            <text:p>0</text:p>
          </table:table-cell>
          <table:table-cell table:formula="oooc:=VARP([.C140])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office:value-type="string">
            <text:p>VARP (does not support blanks!)</text:p>
          </table:table-cell>
          <table:table-cell office:value-type="string">
            <text:p>VARP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VARP([.C141])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0.25">
            <text:p>0.25</text:p>
          </table:table-cell>
          <table:table-cell table:formula="oooc:=VARP([.C143];[.D143])" office:value-type="float" office:value="0.25">
            <text:p>0.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25">
            <text:p>0.25</text:p>
          </table:table-cell>
          <table:table-cell table:formula="oooc:=VARP([.C144];[.D144])" office:value-type="float" office:value="0.25">
            <text:p>0.2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4.64">
            <text:p>4.64</text:p>
          </table:table-cell>
          <table:table-cell table:formula="oooc:=VARP([.C146:.E146];[.G146];[.I146])" office:value-type="float" office:value="4.64">
            <text:p>4.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VARP([.C147:.E147];[.G147];[.I147])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4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0.5">
            <text:p>0.5</text:p>
          </table:table-cell>
          <table:table-cell table:formula="oooc:=VAR([.C149];[.D149])" office:value-type="float" office:value="0.5">
            <text:p>0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VAR (does not support blanks!)</text:p>
          </table:table-cell>
          <table:table-cell office:value-type="string">
            <text:p>VAR</text:p>
          </table:table-cell>
          <table:table-cell table:number-columns-repeated="244"/>
        </table:table-row>
        <table:table-row table:style-name="ro2">
          <table:table-cell office:value-type="float" office:value="0.5">
            <text:p>0.5</text:p>
          </table:table-cell>
          <table:table-cell table:formula="oooc:=VAR([.C150];[.D150])" office:value-type="float" office:value="0.5">
            <text:p>0.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5.8">
            <text:p>5.8</text:p>
          </table:table-cell>
          <table:table-cell table:formula="oooc:=VAR([.C152:.E152];[.G152];[.I152])" office:value-type="float" office:value="5.8">
            <text:p>5.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5">
            <text:p>2.5</text:p>
          </table:table-cell>
          <table:table-cell table:formula="oooc:=VAR([.C153:.E153];[.G153];[.I153])" office:value-type="float" office:value="2.5">
            <text:p>2.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4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.82842712474619">
            <text:p>2.82843</text:p>
          </table:table-cell>
          <table:table-cell table:formula="oooc:=STDEV([.C155];[.D155])" office:value-type="float" office:value="2.82842712474619">
            <text:p>2.82843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STDEV (does not support blanks!)</text:p>
          </table:table-cell>
          <table:table-cell office:value-type="string">
            <text:p>STDEV</text:p>
          </table:table-cell>
          <table:table-cell table:number-columns-repeated="244"/>
        </table:table-row>
        <table:table-row table:style-name="ro2">
          <table:table-cell office:value-type="float" office:value="2.08166599946613">
            <text:p>2.08167</text:p>
          </table:table-cell>
          <table:table-cell table:formula="oooc:=STDEV([.C156];[.D156];[.E156])" office:value-type="float" office:value="2.08166599946613">
            <text:p>2.08167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office:annotation draw:style-name="gr1" draw:text-style-name="P1" svg:width="3.572cm" svg:height="2.005cm" svg:x="8.983cm" svg:y="70.815cm" draw:caption-point-x="-8.983cm" draw:caption-point-y="-70.815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40.6887182796177">
            <text:p>40.68872</text:p>
          </table:table-cell>
          <table:table-cell table:formula="oooc:=STDEV([.C158:.E158];[.F158:.H158];[.I158])" office:value-type="float" office:value="40.6887182796177">
            <text:p>40.6887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45">
            <text:p>5.45</text:p>
          </table:table-cell>
          <table:table-cell table:style-name="ce4" office:value-type="float" office:value="7.62">
            <text:p>7.62</text:p>
          </table:table-cell>
          <table:table-cell table:style-name="ce4" office:value-type="float" office:value="12.7">
            <text:p>12.7</text:p>
          </table:table-cell>
          <table:table-cell table:style-name="ce4" office:value-type="float" office:value="14.5">
            <text:p>14.5</text:p>
          </table:table-cell>
          <table:table-cell table:style-name="ce4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.15187851918806">
            <text:p>4.15188</text:p>
          </table:table-cell>
          <table:table-cell table:formula="oooc:=STDEV([.C159:.E159];[.F159:.H159];[.I159])" office:value-type="float" office:value="4.15187851918806">
            <text:p>4.15188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0">
            <office:annotation draw:style-name="gr1" draw:text-style-name="P1" svg:width="3.572cm" svg:height="2.004cm" svg:x="8.983cm" svg:y="72.183cm" draw:caption-point-x="-8.983cm" draw:caption-point-y="-72.183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0">
            <text:p>0</text:p>
          </table:table-cell>
          <table:table-cell table:formula="oooc:=STDEVP([.C161])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office:value-type="string">
            <text:p>STDEVP (does not support blanks!)</text:p>
          </table:table-cell>
          <table:table-cell office:value-type="string">
            <text:p>STDEVP</text:p>
          </table:table-cell>
          <table:table-cell table:number-columns-repeated="244"/>
        </table:table-row>
        <table:table-row table:style-name="ro2">
          <table:table-cell office:value-type="float" office:value="1.5">
            <text:p>1.5</text:p>
          </table:table-cell>
          <table:table-cell table:formula="oooc:=STDEVP([.C162];[.D162])" office:value-type="float" office:value="1.5">
            <text:p>1.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.05480466765633">
            <text:p>2.0548</text:p>
          </table:table-cell>
          <table:table-cell table:formula="oooc:=STDEVP([.C163];[.D163];[.E163])" office:value-type="float" office:value="2.05480466765633">
            <text:p>2.054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office:annotation draw:style-name="gr1" draw:text-style-name="P1" svg:width="3.572cm" svg:height="2.004cm" svg:x="8.983cm" svg:y="74.021cm" draw:caption-point-x="-8.983cm" draw:caption-point-y="-74.021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4" office:value-type="float" office:value="5">
            <text:p>5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37.6704332172529">
            <text:p>37.67043</text:p>
          </table:table-cell>
          <table:table-cell table:formula="oooc:=STDEVP([.C165:.E165];[.F165:.H165];[.I165])" office:value-type="float" office:value="37.6704332172529">
            <text:p>37.67043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45">
            <text:p>5.45</text:p>
          </table:table-cell>
          <table:table-cell table:style-name="ce4" office:value-type="float" office:value="7.62">
            <text:p>7.62</text:p>
          </table:table-cell>
          <table:table-cell table:style-name="ce4" office:value-type="float" office:value="12.7">
            <text:p>12.7</text:p>
          </table:table-cell>
          <table:table-cell table:style-name="ce4" office:value-type="float" office:value="14.5">
            <text:p>14.5</text:p>
          </table:table-cell>
          <table:table-cell table:style-name="ce4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.8438925848782">
            <text:p>3.84389</text:p>
          </table:table-cell>
          <table:table-cell table:formula="oooc:=STDEVP([.C166:.E166];[.F166:.H166];[.I166])" office:value-type="float" office:value="3.8438925848782">
            <text:p>3.84389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0">
            <office:annotation draw:style-name="gr1" draw:text-style-name="P1" svg:width="3.572cm" svg:height="2.005cm" svg:x="8.983cm" svg:y="75.388cm" draw:caption-point-x="-8.983cm" draw:caption-point-y="-75.388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1" draw:text-style-name="P1" svg:width="3.589cm" svg:height="2.005cm" svg:x="31.27cm" svg:y="75.388cm" draw:caption-point-x="-31.27cm" draw:caption-point-y="-75.38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0">
            <text:p>0</text:p>
          </table:table-cell>
          <table:table-cell table:formula="oooc:=AVEDEV([.C168])"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office:value-type="string">
            <text:p>AVEDEV (does not support blanks!)</text:p>
          </table:table-cell>
          <table:table-cell office:value-type="string">
            <text:p>AVEDEV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formula="oooc:=AVEDEV([.C169];[.D169])" office:value-type="float" office:value="2">
            <text:p>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.55555555555556">
            <text:p>1.55556</text:p>
          </table:table-cell>
          <table:table-cell table:formula="oooc:=AVEDEV([.C170];[.D170];[.E170])" office:value-type="float" office:value="1.55555555555556">
            <text:p>1.55556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office:annotation draw:style-name="gr1" draw:text-style-name="P1" svg:width="3.572cm" svg:height="2.005cm" svg:x="8.983cm" svg:y="77.226cm" draw:caption-point-x="-8.983cm" draw:caption-point-y="-77.226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6.0926530612245">
            <text:p>26.09265</text:p>
          </table:table-cell>
          <table:table-cell table:formula="oooc:=AVEDEV([.C172:.E172];[.F172:.H172];[.I172])" office:value-type="float" office:value="26.0926530612245">
            <text:p>26.09265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45">
            <text:p>5.45</text:p>
          </table:table-cell>
          <table:table-cell table:style-name="ce4" office:value-type="float" office:value="7.62">
            <text:p>7.62</text:p>
          </table:table-cell>
          <table:table-cell table:style-name="ce4" office:value-type="float" office:value="12.7">
            <text:p>12.7</text:p>
          </table:table-cell>
          <table:table-cell table:style-name="ce4" office:value-type="float" office:value="14.5">
            <text:p>14.5</text:p>
          </table:table-cell>
          <table:table-cell table:style-name="ce4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69387755102041">
            <text:p>2.69388</text:p>
          </table:table-cell>
          <table:table-cell table:formula="oooc:=AVEDEV([.C173:.E173];[.F173:.H173];[.I173])" office:value-type="float" office:value="2.69387755102041">
            <text:p>2.69388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0">
            <office:annotation draw:style-name="gr1" draw:text-style-name="P1" svg:width="3.572cm" svg:height="2.005cm" svg:x="8.983cm" svg:y="78.593cm" draw:caption-point-x="-8.983cm" draw:caption-point-y="-78.593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0">
            <text:p>0</text:p>
          </table:table-cell>
          <table:table-cell table:formula="oooc:=DEVSQ([.C175])"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office:value-type="string">
            <text:p>DEVSQ (does not support blanks!)</text:p>
          </table:table-cell>
          <table:table-cell office:value-type="string">
            <text:p>DEVSQ</text:p>
          </table:table-cell>
          <table:table-cell table:number-columns-repeated="244"/>
        </table:table-row>
        <table:table-row table:style-name="ro2">
          <table:table-cell office:value-type="float" office:value="8">
            <text:p>8</text:p>
          </table:table-cell>
          <table:table-cell table:formula="oooc:=DEVSQ([.C176];[.D176])" office:value-type="float" office:value="8">
            <text:p>8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.66666666666667">
            <text:p>8.66667</text:p>
          </table:table-cell>
          <table:table-cell table:formula="oooc:=DEVSQ([.C177];[.D177];[.E177])" office:value-type="float" office:value="8.66666666666667">
            <text:p>8.66667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office:annotation draw:style-name="gr1" draw:text-style-name="P1" svg:width="3.572cm" svg:height="2.005cm" svg:x="8.983cm" svg:y="80.431cm" draw:caption-point-x="-8.983cm" draw:caption-point-y="-80.431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1" draw:text-style-name="P1" svg:width="3.595cm" svg:height="2.005cm" svg:x="32.725cm" svg:y="80.431cm" draw:caption-point-x="-32.725cm" draw:caption-point-y="-80.43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9933.43077142857">
            <text:p>9933.43077</text:p>
          </table:table-cell>
          <table:table-cell table:formula="oooc:=DEVSQ([.C179:.E179];[.F179:.H179];[.I179])" office:value-type="float" office:value="9933.43077142857">
            <text:p>9933.43077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45">
            <text:p>5.45</text:p>
          </table:table-cell>
          <table:table-cell table:style-name="ce4" office:value-type="float" office:value="7.62">
            <text:p>7.62</text:p>
          </table:table-cell>
          <table:table-cell table:style-name="ce4" office:value-type="float" office:value="12.7">
            <text:p>12.7</text:p>
          </table:table-cell>
          <table:table-cell table:style-name="ce4" office:value-type="float" office:value="14.5">
            <text:p>14.5</text:p>
          </table:table-cell>
          <table:table-cell table:style-name="ce4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1" draw:text-style-name="P1" svg:width="3.595cm" svg:height="1.977cm" svg:x="32.725cm" svg:y="81.355cm" draw:caption-point-x="-32.725cm" draw:caption-point-y="-81.35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03.428571428571">
            <text:p>103.42857</text:p>
          </table:table-cell>
          <table:table-cell table:formula="oooc:=DEVSQ([.C180:.E180];[.F180:.H180];[.I180])" office:value-type="float" office:value="103.428571428571">
            <text:p>103.42857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0">
            <office:annotation draw:style-name="gr1" draw:text-style-name="P1" svg:width="3.572cm" svg:height="1.969cm" svg:x="8.983cm" svg:y="81.799cm" draw:caption-point-x="-8.983cm" draw:caption-point-y="-81.799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1" draw:text-style-name="P1" svg:width="3.595cm" svg:height="1.969cm" svg:x="32.725cm" svg:y="81.799cm" draw:caption-point-x="-32.725cm" draw:caption-point-y="-81.799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0.935219529582824">
            <text:p>0.93522</text:p>
          </table:table-cell>
          <table:table-cell table:formula="oooc:=SKEW([.C182];[.D182];[.E182])" office:value-type="float" office:value="0.935219529582824">
            <text:p>0.935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SKEW (does not support blanks!)</text:p>
          </table:table-cell>
          <table:table-cell office:value-type="string">
            <text:p>SKEW</text:p>
          </table:table-cell>
          <table:table-cell/>
          <table:table-cell office:value-type="string">
            <office:annotation draw:style-name="gr1" draw:text-style-name="P1" svg:width="3.589cm" svg:height="1.977cm" svg:x="31.27cm" svg:y="82.722cm" draw:caption-point-x="-31.27cm" draw:caption-point-y="-82.722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-2.53270664350413">
            <text:p>-2.53271</text:p>
          </table:table-cell>
          <table:table-cell table:formula="oooc:=SKEW([.C184:.E184];[.F184:.H184];[.I184])" office:value-type="float" office:value="-2.53270664350413">
            <text:p>-2.5327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45">
            <text:p>5.45</text:p>
          </table:table-cell>
          <table:table-cell table:style-name="ce4" office:value-type="float" office:value="7.62">
            <text:p>7.62</text:p>
          </table:table-cell>
          <table:table-cell table:style-name="ce4" office:value-type="float" office:value="12.7">
            <text:p>12.7</text:p>
          </table:table-cell>
          <table:table-cell table:style-name="ce4" office:value-type="float" office:value="14.5">
            <text:p>14.5</text:p>
          </table:table-cell>
          <table:table-cell table:style-name="ce4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-1.84912637275325">
            <text:p>-1.84913</text:p>
          </table:table-cell>
          <table:table-cell table:formula="oooc:=SKEW([.C185:.E185];[.F185:.H185];[.I185])" office:value-type="float" office:value="-1.84912637275325">
            <text:p>-1.84913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0">
            <office:annotation draw:style-name="gr1" draw:text-style-name="P1" svg:width="3.572cm" svg:height="1.97cm" svg:x="8.983cm" svg:y="84.062cm" draw:caption-point-x="-8.983cm" draw:caption-point-y="-84.062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0.390532544378699">
            <text:p>0.39053</text:p>
          </table:table-cell>
          <table:table-cell table:formula="oooc:=KURT([.C187];[.D187];[.E187];[.F187])" office:value-type="float" office:value="0.390532544378698">
            <text:p>0.390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office:value-type="string">
            <text:p>KURT (does not support blanks!)</text:p>
          </table:table-cell>
          <table:table-cell office:value-type="string">
            <text:p>KURT</text:p>
          </table:table-cell>
          <table:table-cell/>
          <table:table-cell office:value-type="string">
            <office:annotation draw:style-name="gr1" draw:text-style-name="P1" svg:width="3.589cm" svg:height="1.978cm" svg:x="31.27cm" svg:y="84.985cm" draw:caption-point-x="-31.27cm" draw:caption-point-y="-84.98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6.5478454980828">
            <text:p>6.54785</text:p>
          </table:table-cell>
          <table:table-cell table:formula="oooc:=KURT([.C189:.E189];[.F189:.H189];[.I189])" office:value-type="float" office:value="6.5478454980828">
            <text:p>6.54785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45">
            <text:p>5.45</text:p>
          </table:table-cell>
          <table:table-cell table:style-name="ce4" office:value-type="float" office:value="7.62">
            <text:p>7.62</text:p>
          </table:table-cell>
          <table:table-cell table:style-name="ce4" office:value-type="float" office:value="12.7">
            <text:p>12.7</text:p>
          </table:table-cell>
          <table:table-cell table:style-name="ce4" office:value-type="float" office:value="14.5">
            <text:p>14.5</text:p>
          </table:table-cell>
          <table:table-cell table:style-name="ce4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1" draw:text-style-name="P1" svg:width="3.589cm" svg:height="1.978cm" svg:x="31.27cm" svg:y="85.881cm" draw:caption-point-x="-31.27cm" draw:caption-point-y="-85.88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4.23807576081316">
            <text:p>4.23808</text:p>
          </table:table-cell>
          <table:table-cell table:formula="oooc:=KURT([.C190:.E190];[.F190:.H190];[.I190])" office:value-type="float" office:value="4.23807576081316">
            <text:p>4.23808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0">
            <office:annotation draw:style-name="gr1" draw:text-style-name="P1" svg:width="3.572cm" svg:height="2.005cm" svg:x="8.983cm" svg:y="86.325cm" draw:caption-point-x="-8.983cm" draw:caption-point-y="-86.325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1" draw:text-style-name="P1" svg:width="3.595cm" svg:height="2.005cm" svg:x="32.725cm" svg:y="86.325cm" draw:caption-point-x="-32.725cm" draw:caption-point-y="-86.32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49">
            <text:p>49</text:p>
          </table:table-cell>
          <table:table-cell table:formula="oooc:=SUMSQ([.C192])" office:value-type="float" office:value="49">
            <text:p>49</text:p>
          </table:table-cell>
          <table:table-cell table:style-name="ce4" office:value-type="float" office:value="7">
            <text:p>7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UMSQ</text:p>
          </table:table-cell>
          <table:table-cell table:number-columns-repeated="244"/>
        </table:table-row>
        <table:table-row table:style-name="ro2">
          <table:table-cell office:value-type="float" office:value="29">
            <text:p>29</text:p>
          </table:table-cell>
          <table:table-cell table:formula="oooc:=SUMSQ([.C193];[.D193])" office:value-type="float" office:value="29">
            <text:p>2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9">
            <text:p>29</text:p>
          </table:table-cell>
          <table:table-cell table:formula="oooc:=SUMSQ([.C194];[.D194];[.E194])" office:value-type="float" office:value="29">
            <text:p>29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0460.3069">
            <text:p>10460.3069</text:p>
          </table:table-cell>
          <table:table-cell table:formula="oooc:=SUMSQ([.C196:.E196];[.F196:.H196];[.I196])" office:value-type="float" office:value="10460.3069">
            <text:p>10460.3069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45">
            <text:p>5.45</text:p>
          </table:table-cell>
          <table:table-cell table:style-name="ce4" office:value-type="float" office:value="7.62">
            <text:p>7.62</text:p>
          </table:table-cell>
          <table:table-cell table:style-name="ce4" office:value-type="float" office:value="12.7">
            <text:p>12.7</text:p>
          </table:table-cell>
          <table:table-cell table:style-name="ce4" office:value-type="float" office:value="14.5">
            <text:p>14.5</text:p>
          </table:table-cell>
          <table:table-cell table:style-name="ce4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115">
            <text:p>115</text:p>
          </table:table-cell>
          <table:table-cell table:formula="oooc:=SUMSQ([.C197:.E197];[.F197:.H197];[.I197])" office:value-type="float" office:value="115">
            <text:p>115</text:p>
          </table:table-cell>
          <table:table-cell table:style-name="ce4" office:value-type="float" office:value="-10">
            <text:p>-10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1" draw:text-style-name="P1" svg:width="3.595cm" svg:height="2.004cm" svg:x="32.725cm" svg:y="89.531cm" draw:caption-point-x="-32.725cm" draw:caption-point-y="-89.53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0.666666666666667">
            <text:p>0.66667</text:p>
          </table:table-cell>
          <table:table-cell table:formula="oooc:=COVAR([.C199:.E199];[.F199:.H199])" office:value-type="float" office:value="0.666666666666667">
            <text:p>0.666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/>
          <table:table-cell office:value-type="float" office:value="6">
            <text:p>6</text:p>
          </table:table-cell>
          <table:table-cell table:number-columns-repeated="2" office:value-type="string">
            <text:p>COVAR</text:p>
          </table:table-cell>
          <table:table-cell table:number-columns-repeated="244"/>
        </table:table-row>
        <table:table-row table:style-name="ro2">
          <table:table-cell office:value-type="float" office:value="-0.111111111111111">
            <text:p>-0.11111</text:p>
          </table:table-cell>
          <table:table-cell table:formula="oooc:=COVAR([.C200:.E200];[.F200:.H200])" office:value-type="float" office:value="-0.111111111111111">
            <text:p>-0.1111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25">
            <text:p>0.25</text:p>
          </table:table-cell>
          <table:table-cell table:formula="oooc:=COVAR([.C202:.D202];[.E202:.F202])" office:value-type="float" office:value="0.25">
            <text:p>0.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COVAR([.C203:.E203];[.F203:.G203])" office:value-type="float" office:value="0">
            <text:p>Err: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3" table:formula="oooc:=SUMIF([.D205:.F205];&quot;&gt;&quot;&amp;[.C205];[.G205:.I205])" office:value-type="float" office:value="43">
            <text:p>43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9" office:value-type="float" office:value="7">
            <text:p>7</text:p>
          </table:table-cell>
          <table:table-cell table:number-columns-repeated="2" table:style-name="ce10" office:value-type="string">
            <text:p>SUMIF</text:p>
          </table:table-cell>
          <table:table-cell table:number-columns-repeated="244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3" table:formula="oooc:=SUMIF([.D206:.F206];&quot;&gt;&quot;&amp;[.C206])" office:value-type="float" office:value="23">
            <text:p>23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6" table:number-columns-repeated="3"/>
          <table:table-cell table:style-name="ce9" office:value-type="float" office:value="4">
            <text:p>4</text:p>
          </table:table-cell>
          <table:table-cell table:style-name="ce6" table:number-columns-repeated="2"/>
          <table:table-cell table:number-columns-repeated="244"/>
        </table:table-row>
        <table:table-row table:style-name="ro3" table:number-rows-repeated="65329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AverageRange" table:base-cell-address="$Sheet1.$A$1" table:cell-range-address="$Sheet1.$C$80:.$E$80"/>
        <table:named-range table:name="CiteHeader" table:base-cell-address="$Sheet1.$A$1" table:cell-range-address="$Sheet1.$A$1:.$L$1"/>
        <table:named-range table:name="CiteVAR" table:base-cell-address="$Sheet1.$A$1" table:cell-range-address="$Sheet1.$A$149:.$L$153"/>
        <table:named-range table:name="CountRange" table:base-cell-address="$Sheet1.$A$1" table:cell-range-address="$Sheet1.$C$50:.$E$50"/>
        <table:named-range table:name="MaxRange" table:base-cell-address="$Sheet1.$A$1" table:cell-range-address="$Sheet1.$C$134:.$E$134"/>
        <table:named-range table:name="MinRange" table:base-cell-address="$Sheet1.$A$1" table:cell-range-address="$Sheet1.$C$107:.$E$107"/>
        <table:named-range table:name="ProductRange" table:base-cell-address="$Sheet1.$A$1" table:cell-range-address="$Sheet1.$C$23:.$E$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Fr. </number:text>
      <number:number number:decimal-places="0" number:min-integer-digits="1" number:grouping="true"/>
    </number:number-style>
    <number:number-style style:name="N139">
      <number:text>SFr.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SFr. </number:text>
      <number:number number:decimal-places="0" number:min-integer-digits="1" number:grouping="true"/>
    </number:number-style>
    <number:number-style style:name="N140">
      <style:text-properties fo:color="#ff0000"/>
      <number:text>SFr. -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SFr. </number:text>
      <number:number number:decimal-places="2" number:min-integer-digits="1" number:grouping="true"/>
    </number:number-style>
    <number:number-style style:name="N142">
      <number:text>SFr. 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integer-digits="1" number:grouping="true"/>
    </number:number-style>
    <number:number-style style:name="N143">
      <style:text-properties fo:color="#ff0000"/>
      <number:text>SFr. -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SFr. </number:text>
      <number:number number:decimal-places="0" number:min-integer-digits="1" number:grouping="true"/>
      <number:text> </number:text>
    </number:number-style>
    <number:number-style style:name="N147P1" style:volatile="true">
      <number:text> SFr. -</number:text>
      <number:number number:decimal-places="0" number:min-integer-digits="1" number:grouping="true"/>
      <number:text> </number:text>
    </number:number-style>
    <number:number-style style:name="N147P2" style:volatile="true">
      <number:text> SFr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SFr. </number:text>
      <number:number number:decimal-places="2" number:min-integer-digits="1" number:grouping="true"/>
      <number:text> </number:text>
    </number:number-style>
    <number:number-style style:name="N153P1" style:volatile="true">
      <number:text> SFr. -</number:text>
      <number:number number:decimal-places="2" number:min-integer-digits="1" number:grouping="true"/>
      <number:text> </number:text>
    </number:number-style>
    <number:number-style style:name="N153P2" style:volatile="true">
      <number:text> SFr.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р.</number:text>
    </number:number-style>
    <number:number-style style:name="N157">
      <number:text>-</number:text>
      <number:number number:decimal-places="0" number:min-integer-digits="1" number:grouping="true"/>
      <number:text>р.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р.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р.</number:text>
    </number:number-style>
    <number:number-style style:name="N160">
      <number:text>-</number:text>
      <number:number number:decimal-places="2" number:min-integer-digits="1" number:grouping="true"/>
      <number:text>р.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р.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р. </number:text>
    </number:number-style>
    <number:number-style style:name="N165P1" style:volatile="true">
      <number:text>-</number:text>
      <number:number number:decimal-places="0" number:min-integer-digits="1" number:grouping="true"/>
      <number:text>р. </number:text>
    </number:number-style>
    <number:number-style style:name="N165P2" style:volatile="true">
      <number:text> -р.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р. </number:text>
    </number:number-style>
    <number:number-style style:name="N173P1" style:volatile="true">
      <number:text>-</number:text>
      <number:number number:decimal-places="2" number:min-integer-digits="1" number:grouping="true"/>
      <number:text>р. </number:text>
    </number:number-style>
    <number:number-style style:name="N173P2" style:volatile="true">
      <number:text> -</number:text>
      <number:number number:decimal-places="0" number:min-integer-digits="0"/>
      <number:text>р.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   </number:text>
    </number:number-style>
    <number:number-style style:name="N177P1" style:volatile="true">
      <number:text>-</number:text>
      <number:number number:decimal-places="2" number:min-integer-digits="1" number:grouping="true"/>
      <number:text>    </number:text>
    </number:number-style>
    <number:number-style style:name="N177P2" style:volatile="true">
      <number:text> -</number:text>
      <number:number number:decimal-places="0" number:min-integer-digits="0"/>
      <number:text>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8" number:min-integer-digits="1"/>
    </number:number-style>
    <number:number-style style:name="N179">
      <number:number number:decimal-places="7" number:min-integer-digits="1"/>
    </number:number-style>
    <number:number-style style:name="N180">
      <number:number number:decimal-places="6" number:min-integer-digits="1"/>
    </number:number-style>
    <number:number-style style:name="N181">
      <number:number number:decimal-places="5" number:min-integer-digits="1"/>
    </number:number-style>
    <number:number-style style:name="N182">
      <number:number number:decimal-places="4" number:min-integer-digits="1"/>
    </number:number-style>
    <number:number-style style:name="N183">
      <number:number number:decimal-places="3" number:min-integer-digits="1"/>
    </number:number-style>
    <number:number-style style:name="N186P0" style:volatile="true">
      <number:number number:decimal-places="3" number:min-integer-digits="1" number:grouping="true"/>
      <number:text> </number:text>
    </number:number-style>
    <number:number-style style:name="N186P1" style:volatile="true">
      <number:text> -</number:text>
      <number:number number:decimal-places="3" number:min-integer-digits="1" number:grouping="true"/>
      <number:text> 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number number:decimal-places="4" number:min-integer-digits="1" number:grouping="true"/>
      <number:text> </number:text>
    </number:number-style>
    <number:number-style style:name="N189P1" style:volatile="true">
      <number:text> -</number:text>
      <number:number number:decimal-places="4" number:min-integer-digits="1" number:grouping="true"/>
      <number:text> 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number number:decimal-places="5" number:min-integer-digits="1" number:grouping="true"/>
      <number:text> </number:text>
    </number:number-style>
    <number:number-style style:name="N192P1" style:volatile="true">
      <number:text> -</number:text>
      <number:number number:decimal-places="5" number:min-integer-digits="1" number:grouping="true"/>
      <number:text> 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5P0" style:volatile="true">
      <number:number number:decimal-places="6" number:min-integer-digits="1" number:grouping="true"/>
      <number:text> </number:text>
    </number:number-style>
    <number:number-style style:name="N195P1" style:volatile="true">
      <number:text> -</number:text>
      <number:number number:decimal-places="6" number:min-integer-digits="1" number:grouping="true"/>
      <number:text> </number:text>
    </number:number-style>
    <number:number-style style:name="N195P2" style:volatile="true">
      <number:text> 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8P0" style:volatile="true">
      <number:number number:decimal-places="1" number:min-integer-digits="1" number:grouping="true"/>
      <number:text> </number:text>
    </number:number-style>
    <number:number-style style:name="N198P1" style:volatile="true">
      <number:text> -</number:text>
      <number:number number:decimal-places="1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number:number number:decimal-places="0" number:min-integer-digits="1" number:grouping="true"/>
      <number:text> </number:text>
    </number:number-style>
    <number:number-style style:name="N199P1" style:volatile="true">
      <number:text> -</number:text>
      <number:number number:decimal-places="0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4">12/04/2007</text:date>, <text:time>12:0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Peter Arrenbrecht</meta:initial-creator>
    <meta:creation-date>2005-11-22T22:05:38</meta:creation-date>
    <dc:creator>Peter Arrenbrecht</dc:creator>
    <dc:date>2007-12-04T12:03:48</dc:date>
    <dc:language>ru-RU</dc:language>
    <meta:editing-cycles>3</meta:editing-cycles>
    <meta:editing-duration>PT33M40S</meta:editing-duration>
    <meta:user-defined meta:name="Info 1"/>
    <meta:user-defined meta:name="Info 2"/>
    <meta:user-defined meta:name="Info 3"/>
    <meta:user-defined meta:name="Info 4"/>
    <meta:document-statistic meta:table-count="1" meta:cell-count="1037"/>
  </office:meta>
</office:document-meta>
</file>